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68757" officeooo:paragraph-rsid="00068757"/>
    </style:style>
    <style:style style:name="P2" style:family="paragraph" style:parent-style-name="Standard">
      <style:text-properties officeooo:rsid="00068757" officeooo:paragraph-rsid="00068757"/>
    </style:style>
    <style:style style:name="P3" style:family="paragraph" style:parent-style-name="Standard">
      <style:text-properties officeooo:rsid="00078d0f" officeooo:paragraph-rsid="00078d0f"/>
    </style:style>
    <style:style style:name="P4" style:family="paragraph" style:parent-style-name="Standard">
      <style:paragraph-properties fo:margin-left="0in" fo:margin-right="0in" style:line-height-at-least="0.2083in" fo:text-indent="0in" style:auto-text-indent="false"/>
      <style:text-properties fo:font-variant="normal" fo:text-transform="none" fo:color="#333333" style:font-name="Helvetica Neue" fo:font-size="10.5pt" fo:letter-spacing="normal" fo:font-style="normal" fo:font-weight="normal" officeooo:rsid="00078d0f" officeooo:paragraph-rsid="00078d0f"/>
    </style:style>
    <style:style style:name="P5" style:family="paragraph" style:parent-style-name="Standard">
      <style:paragraph-properties fo:margin-left="0in" fo:margin-right="0in" style:line-height-at-least="0.2083in" fo:text-indent="0in" style:auto-text-indent="false"/>
      <style:text-properties officeooo:rsid="00078d0f" officeooo:paragraph-rsid="00078d0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cole Parker</text:p>
      <text:p text:style-name="P1"/>
      <text:p text:style-name="P3">I have listed my results below. From the calculations it is very apparent that the loaded dice did tend to favor the highest number. The mean and median are consistently higher. The mode as expected is the max.</text:p>
      <text:p text:style-name="P1"/>
      <text:p text:style-name="P4"/>
      <text:p text:style-name="P4">Mean of Dice: <text:s text:c="21"/>6.84</text:p>
      <text:p text:style-name="P4">Mean of Loaded Dice: <text:s text:c="9"/>9.39</text:p>
      <text:p text:style-name="P4">Median of Dice: <text:s text:c="19"/>7</text:p>
      <text:p text:style-name="P4">Median of Loaded Dice: <text:s text:c="6"/>10</text:p>
      <text:p text:style-name="P4">Mode of Dice: <text:s text:c="21"/>7</text:p>
      <text:p text:style-name="P4">Mode of Loaded Dice: <text:s text:c="9"/>12</text:p>
      <text:p text:style-name="P4">Standard Deviation of Dice: <text:s text:c="13"/>5.6944</text:p>
      <text:p text:style-name="P4">Standard Deviation of Loaded Dice: 5.1579</text:p>
      <text:p text:style-name="P4"/>
      <text:p text:style-name="P4"/>
      <text:p text:style-name="P4">Mean of Dice: <text:s text:c="21"/>6.87</text:p>
      <text:p text:style-name="P4">Mean of Loaded Dice: <text:s text:c="9"/>9.7</text:p>
      <text:p text:style-name="P4">Median of Dice: <text:s text:c="19"/>7</text:p>
      <text:p text:style-name="P4">Median of Loaded Dice: <text:s text:c="6"/>11</text:p>
      <text:p text:style-name="P4">Mode of Dice: <text:s text:c="21"/>7</text:p>
      <text:p text:style-name="P4">Mode of Loaded Dice: <text:s text:c="9"/>12</text:p>
      <text:p text:style-name="P4">Standard Deviation of Dice: <text:s text:c="7"/>5.9931</text:p>
      <text:p text:style-name="P4">Standard Deviation of Loaded Dice: 6.45</text:p>
      <text:p text:style-name="P4"/>
      <text:p text:style-name="P5"/>
      <text:p text:style-name="P5">Mean of Dice: <text:s text:c="21"/>7.05</text:p>
      <text:p text:style-name="P5">Mean of Loaded Dice: <text:s text:c="8"/>9.4</text:p>
      <text:p text:style-name="P5">Median of Dice: <text:s text:c="18"/>7</text:p>
      <text:p text:style-name="P5">Median of Loaded Dice: <text:s text:c="5"/>10</text:p>
      <text:p text:style-name="P5">Mode of Dice: <text:s text:c="21"/>7</text:p>
      <text:p text:style-name="P5">Mode of Loaded Dice: <text:s text:c="7"/>12</text:p>
      <text:p text:style-name="P5">Standard Deviation of Dice: <text:s text:c="7"/>5.4875</text:p>
      <text:p text:style-name="P5">Standard Deviation of Loaded Dice: 6.66</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31T11:06:05.464890040</meta:creation-date>
    <meta:editing-duration>PT35M36S</meta:editing-duration>
    <meta:editing-cycles>2</meta:editing-cycles>
    <meta:generator>LibreOffice/4.3.3.2$Linux_X86_64 LibreOffice_project/430m0$Build-2</meta:generator>
    <dc:date>2015-01-31T11:28:49.162705213</dc:date>
    <meta:document-statistic meta:table-count="0" meta:image-count="0" meta:object-count="0" meta:page-count="1" meta:paragraph-count="26" meta:word-count="154" meta:character-count="1088" meta:non-whitespace-character-count="683"/>
  </office:meta>
</office:document-meta>
</file>